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style:font-size-asian="11pt" style:language-asian="es" style:country-asian="ES" style:font-size-complex="11pt"/>
    </style:style>
    <style:style style:name="P12" style:family="paragraph" style:parent-style-name="No_20_Spacing">
      <style:text-properties style:font-name="Calibri1" fo:font-size="11pt" style:font-size-asian="11pt" style:font-size-complex="11pt"/>
    </style:style>
    <style:style style:name="P13" style:family="paragraph" style:parent-style-name="No_20_Spacing">
      <style:text-properties style:font-name="Calibri1" fo:font-size="11pt" fo:font-weight="bold" style:font-size-asian="11pt" style:font-weight-asian="bold"/>
    </style:style>
    <style:style style:name="P14" style:family="paragraph" style:parent-style-name="No_20_Spacing">
      <style:text-properties style:font-name="Calibri1" fo:font-size="11pt" fo:font-weight="bold" style:font-size-asian="11pt" style:font-weight-asian="bold" style:font-name-complex="Calibri3"/>
    </style:style>
    <style:style style:name="P15" style:family="paragraph" style:parent-style-name="No_20_Spacing">
      <style:text-properties style:font-name="Calibri1" fo:font-size="11pt" fo:font-weight="bold" style:font-size-asian="11pt" style:font-weight-asian="bold" style:font-name-complex="Calibri3" style:font-weight-complex="bold"/>
    </style:style>
    <style:style style:name="P16" style:family="paragraph" style:parent-style-name="No_20_Spacing">
      <style:text-properties style:font-name="Calibri1" fo:font-size="11pt" style:rfc-language-tag="es-ES-u-co-trad" fo:language="es" fo:country="ES" style:font-size-asian="11pt" style:font-name-complex="Calibri3"/>
    </style:style>
    <style:style style:name="P17" style:family="paragraph" style:parent-style-name="No_20_Spacing">
      <style:text-properties style:font-name="Calibri1" fo:font-size="11pt" style:rfc-language-tag="es-ES-u-co-trad" fo:language="es" fo:country="ES" style:font-size-asian="11pt" style:rfc-language-tag-asian="es-ES-u-co-trad" style:language-asian="es" style:country-asian="ES" style:font-size-complex="11pt"/>
    </style:style>
    <style:style style:name="P18" style:family="paragraph" style:parent-style-name="No_20_Spacing">
      <style:text-properties style:font-name="Calibri1" fo:font-size="11pt" style:font-name-asian="Times New Roman1" style:font-size-asian="11pt" style:language-asian="es" style:country-asian="ES" style:font-name-complex="Arial2"/>
    </style:style>
    <style:style style:name="P19" style:family="paragraph" style:parent-style-name="No_20_Spacing">
      <style:text-properties style:font-name="Calibri1" style:language-asian="es" style:country-asian="ES"/>
    </style:style>
    <style:style style:name="P20" style:family="paragraph" style:parent-style-name="Footer">
      <style:paragraph-properties fo:text-align="center" style:justify-single-word="false"/>
    </style:style>
    <style:style style:name="P21" style:family="paragraph" style:parent-style-name="Footer">
      <style:paragraph-properties fo:text-align="end" style:justify-single-word="false"/>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style:text-properties officeooo:paragraph-rsid="005d1e05"/>
    </style:style>
    <style:style style:name="P25"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6" style:family="paragraph" style:parent-style-name="Standard">
      <style:paragraph-properties fo:margin-top="0cm" fo:margin-bottom="0cm" loext:contextual-spacing="false"/>
      <style:text-properties style:font-name="Calibri1"/>
    </style:style>
    <style:style style:name="P27"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8"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9"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30"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31"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3" style:family="paragraph" style:parent-style-name="Standard">
      <style:paragraph-properties fo:margin-top="0cm" fo:margin-bottom="0cm" loext:contextual-spacing="false"/>
      <style:text-properties style:font-name="Calibri1" fo:font-size="11pt" style:font-size-asian="11pt" style:font-name-complex="Arial2"/>
    </style:style>
    <style:style style:name="P34"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5"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6"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7"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8"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9"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40"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4"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5"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6" style:family="paragraph" style:parent-style-name="No_20_Spacing">
      <style:paragraph-properties fo:margin-top="0cm" fo:margin-bottom="0cm" loext:contextual-spacing="false" fo:line-height="100%"/>
      <style:text-properties style:font-name="Calibri1"/>
    </style:style>
    <style:style style:name="P47" style:family="paragraph" style:parent-style-name="No_20_Spacing">
      <style:paragraph-properties fo:margin-top="0cm" fo:margin-bottom="0cm" loext:contextual-spacing="false" fo:line-height="100%" fo:text-align="start" style:justify-single-word="false"/>
      <style:text-properties style:font-name="Calibri1"/>
    </style:style>
    <style:style style:name="P48"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9"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50"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51"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2"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3"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54"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5"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6"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7" style:family="paragraph" style:parent-style-name="Standard">
      <style:text-properties style:font-name="Calibri1"/>
    </style:style>
    <style:style style:name="P58" style:family="paragraph" style:parent-style-name="Standard">
      <style:paragraph-properties fo:text-align="center" style:justify-single-word="false"/>
      <style:text-properties style:font-name="Calibri1" style:rfc-language-tag="es-ES-u-co-trad" fo:language="es" fo:country="ES"/>
    </style:style>
    <style:style style:name="P59" style:family="paragraph" style:parent-style-name="Standard">
      <style:text-properties style:font-name="Calibri1" fo:font-size="11pt" style:rfc-language-tag="es-ES-u-co-trad" fo:language="es" fo:country="ES" style:font-size-asian="11pt" style:font-name-complex="Calibri3"/>
    </style:style>
    <style:style style:name="P60" style:family="paragraph" style:parent-style-name="Standard">
      <style:text-properties style:font-name="Calibri1" fo:font-size="11pt" style:font-size-asian="11pt" style:font-name-complex="Calibri3"/>
    </style:style>
    <style:style style:name="P61" style:family="paragraph" style:parent-style-name="Standard">
      <style:paragraph-properties fo:margin-top="0.494cm" fo:margin-bottom="0.212cm" loext:contextual-spacing="false" style:line-height-at-least="0.529cm"/>
      <style:text-properties style:font-name="Calibri1"/>
    </style:style>
    <style:style style:name="P62"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3"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4" style:family="paragraph" style:parent-style-name="No_20_Spacing">
      <style:paragraph-properties fo:break-before="page"/>
      <style:text-properties style:font-name="Calibri1" style:rfc-language-tag="es-ES-u-co-trad" fo:language="es" fo:country="ES"/>
    </style:style>
    <style:style style:name="P65"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6"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7" style:family="paragraph" style:parent-style-name="Standard">
      <style:text-properties fo:font-size="11pt" officeooo:rsid="00ad2997" officeooo:paragraph-rsid="00ad2997" style:font-size-asian="11pt" style:font-size-complex="11pt"/>
    </style:style>
    <style:style style:name="P68"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9"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0"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1"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2"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3"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4"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5"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6"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7"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8" style:family="paragraph" style:parent-style-name="Standard" style:list-style-name="">
      <style:paragraph-properties fo:margin-top="0cm" fo:margin-bottom="0cm" loext:contextual-spacing="false" fo:text-align="center" style:justify-single-word="false"/>
      <style:text-properties style:font-name="Calibri1"/>
    </style:style>
    <style:style style:name="P79"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80"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81" style:family="paragraph" style:parent-style-name="Standard" style:list-style-name="WWNum2">
      <style:paragraph-properties fo:margin-top="0cm" fo:margin-bottom="0cm" loext:contextual-spacing="false"/>
    </style:style>
    <style:style style:name="P82"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3" style:family="paragraph" style:parent-style-name="Standard" style:list-style-name="">
      <style:paragraph-properties fo:margin-top="0cm" fo:margin-bottom="0cm" loext:contextual-spacing="false" fo:text-align="center" style:justify-single-word="false"/>
    </style:style>
    <style:style style:name="P84"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5"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6"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7"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8"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9"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0" style:family="paragraph" style:parent-style-name="Standard" style:list-style-name="WWNum9"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1" style:family="paragraph" style:parent-style-name="Standard" style:list-style-name="WWNum10"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2"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3"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94" style:family="paragraph" style:parent-style-name="No_20_Spacing" style:list-style-name="WWNum13">
      <style:text-properties style:font-name="Calibri1" fo:font-size="11pt" style:rfc-language-tag="es-ES-u-co-trad" fo:language="es" fo:country="ES" style:font-size-asian="11pt" style:rfc-language-tag-asian="es-ES-u-co-trad" style:language-asian="es" style:country-asian="ES" style:font-size-complex="11pt"/>
    </style:style>
    <style:style style:name="P95" style:family="paragraph" style:parent-style-name="No_20_Spacing" style:list-style-name="WWNum12">
      <style:text-properties style:font-name="Calibri1" fo:font-size="11pt" style:font-size-asian="11pt" style:font-size-complex="11pt"/>
    </style:style>
    <style:style style:name="P96"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style:font-size-asian="11pt" style:font-size-complex="11pt"/>
    </style:style>
    <style:style style:name="T10" style:family="text">
      <style:text-properties fo:font-size="11pt" fo:font-weight="bold" style:font-name-asian="Times New Roman1" style:font-size-asian="11pt" style:language-asian="es" style:country-asian="ES" style:font-weight-asian="bold" style:font-name-complex="Arial2"/>
    </style:style>
    <style:style style:name="T11"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2" style:family="text">
      <style:text-properties fo:font-size="11pt" style:font-name-asian="Times New Roman1" style:font-size-asian="11pt" style:language-asian="es" style:country-asian="ES"/>
    </style:style>
    <style:style style:name="T13" style:family="text">
      <style:text-properties fo:font-size="11pt" style:font-name-asian="Times New Roman1" style:font-size-asian="11pt" style:language-asian="es" style:country-asian="ES" style:font-name-complex="Arial2"/>
    </style:style>
    <style:style style:name="T14" style:family="text">
      <style:text-properties style:font-name="Calibri1" officeooo:rsid="0027a619"/>
    </style:style>
    <style:style style:name="T15" style:family="text">
      <style:text-properties style:font-name="Calibri1" fo:font-size="11pt" style:rfc-language-tag="es-ES-u-co-trad" fo:language="es" fo:country="ES" style:font-size-asian="11pt" style:font-name-complex="Calibri3"/>
    </style:style>
    <style:style style:name="T16" style:family="text">
      <style:text-properties style:font-name="Calibri1" fo:font-size="12pt" style:font-size-asian="12pt" style:font-name-complex="Arial2" style:font-size-complex="12pt"/>
    </style:style>
    <style:style style:name="T17" style:family="text">
      <style:text-properties style:font-name="Calibri1" fo:font-size="12pt" officeooo:rsid="005ba39b" style:font-size-asian="12pt" style:font-size-complex="12pt"/>
    </style:style>
    <style:style style:name="T18" style:family="text">
      <style:text-properties style:font-name="Calibri1" fo:font-size="12pt" officeooo:rsid="009a46d1" style:font-size-asian="12pt" style:font-size-complex="12pt"/>
    </style:style>
    <style:style style:name="T19"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20" style:family="text">
      <style:text-properties style:font-name="Calibri1" fo:font-size="12pt" fo:font-weight="bold" officeooo:rsid="00a3578f" style:font-size-asian="12pt" style:font-weight-asian="bold" style:font-size-complex="12pt"/>
    </style:style>
    <style:style style:name="T21" style:family="text">
      <style:text-properties style:font-name="Calibri1" officeooo:rsid="006db180"/>
    </style:style>
    <style:style style:name="T22"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3"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style:text-underline-style="none" officeooo:rsid="0027a619"/>
    </style:style>
    <style:style style:name="T27" style:family="text">
      <style:text-properties style:text-underline-style="none" officeooo:rsid="00a57090"/>
    </style:style>
    <style:style style:name="T28" style:family="text">
      <style:text-properties officeooo:rsid="00a4fc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s>
      <text:p text:style-name="P66">       </text:p>
      <text:p text:style-name="P56">              <text:line-break/></text:p>
      <text:p text:style-name="Standard"><text:a xlink:type="simple" xlink:href="py3o://for=%22o%20in%20objects%22" text:style-name="Internet_20_link" text:visited-style-name="Visited_20_Internet_20_Link"><text:span text:style-name="T14">for="o in objects"</text:span></text:a></text:p>
      <text:p text:style-name="P57"/>
      <text:p text:style-name="P3"/>
      <text:p text:style-name="P2"/>
      <text:p text:style-name="P4"/>
      <table:table table:name="Tabla1" table:style-name="Tabla1">
        <table:table-column table:style-name="Tabla1.A"/>
        <table:table-row table:style-name="Tabla1.1">
          <table:table-cell table:style-name="Tabla1.A1" office:value-type="string">
            <text:p text:style-name="P42"/>
            <text:p text:style-name="P43">PROGRAMA DE ACTIVIDADES DE CONTROL DE PLAGAS – DDD</text:p>
            <text:p text:style-name="P44">(DESRATIZACIÓN – DESINSECTACIÓN – DESINFECCIÓN)</text:p>
            <text:p text:style-name="P45"/>
          </table:table-cell>
        </table:table-row>
        <table:table-row table:style-name="Tabla1.1">
          <table:table-cell table:style-name="Tabla1.A1" office:value-type="string">
            <text:p text:style-name="P49"/>
            <text:p text:style-name="P48"><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50"/>
          </table:table-cell>
        </table:table-row>
      </table:table>
      <text:p text:style-name="P4"/>
      <text:p text:style-name="P4"/>
      <text:p text:style-name="P4"/>
      <text:p text:style-name="P58"/>
      <text:p text:style-name="P4"/>
      <text:p text:style-name="P4"/>
      <text:p text:style-name="P4"/>
      <table:table table:name="Tabla2" table:style-name="Tabla2">
        <table:table-column table:style-name="Tabla2.A"/>
        <table:table-row table:style-name="Tabla2.1">
          <table:table-cell table:style-name="Tabla2.A1" office:value-type="string">
            <text:p text:style-name="P39"/>
            <text:p text:style-name="P40">LIMPERGAL S.L.</text:p>
            <text:p text:style-name="P47"><text:span text:style-name="T1">Parque Empresarial "As Gándaras", Calle A - Parcela O4.3</text:span><text:span text:style-name="T2"><text:line-break/></text:span><text:span text:style-name="T1">27003 – LUGO</text:span></text:p>
            <text:p text:style-name="P52"><text:s/></text:p>
            <text:p text:style-name="P46"><text:span text:style-name="T6">ROESB:</text:span><text:span text:style-name="T7"> </text:span><text:span text:style-name="T1">0163 - GAL - SLU</text:span></text:p>
            <text:p text:style-name="P51"/>
          </table:table-cell>
        </table:table-row>
      </table:table>
      <text:p text:style-name="P4"/>
      <text:p text:style-name="P4"/>
      <text:p text:style-name="P4"/>
      <text:p text:style-name="P54"/>
      <text:p text:style-name="P64"/>
      <text:p text:style-name="P4"/>
      <text:p text:style-name="P65">1. INTRODUCCIÓN</text:p>
      <text:p text:style-name="P4"/>
      <text:p text:style-name="P4"/>
      <text:p text:style-name="P65">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5">JUSTIFICACIÓN DEL PROTOCOLO </text:p>
      <text:p text:style-name="P13"/>
      <text:p text:style-name="P14">CONTROL DE PLAGAS</text:p>
      <text:p text:style-name="P59">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9">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9">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9">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9"/>
      <text:p text:style-name="P59">PELIGROS QUE PUEDEN PRESENTARSE</text:p>
      <text:p text:style-name="P59">Los peligros que supone la presencia de plagas en establecimientos alimentarios son de dos tipos: </text:p>
      <text:p text:style-name="P59">– Microbiológicos: las ratas, cucarachas, moscas, etc., que pueden actuar como vectores de bacterias u otros microorganismos patógenos, causantes de toxiinfecciones alimentarias.</text:p>
      <text:p text:style-name="P59"><text:soft-page-break/>– Químicos: los plaguicidas- biocidas que pueden generar residuos tóxicos en los alimentos. Evidentemente todo plaguicida debe estar registrado como producto destinado a la industria alimentaria.</text:p>
      <text:p text:style-name="P59"/>
      <text:p text:style-name="P59">OBJETIVO</text:p>
      <text:p text:style-name="P59">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3">Contribuir al incremento de la calidad de vida del individuo y la comunidad de usuarios y/o trabajadores del centro mediante la aplicación de las medidas y métodos contenidos en este programa</text:p>
      <text:p text:style-name="P2"/>
      <text:p text:style-name="P33">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3"/>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6"/>
      <text:p text:style-name="P16"/>
      <text:p text:style-name="P16"/>
      <text:p text:style-name="P65">NORMATIVA VIGENTE </text:p>
      <text:p text:style-name="P60"/>
      <text:p text:style-name="P15">CONTROL DE PLAGAS</text:p>
      <text:p text:style-name="P9"/>
      <text:p text:style-name="P59">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9">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3894136441" text:style-name="WWNum2">
        <text:list-item>
          <text:p text:style-name="P68">Reglamento 852/2004 sobre higiene de los productos alimenticios </text:p>
        </text:list-item>
        <text:list-item>
          <text:p text:style-name="P68">COM (1999) 719 LIBRO BLANCO SOBRE SEGURIDAD ALIMENTARIA</text:p>
        </text:list-item>
        <text:list-item>
          <text:p text:style-name="P68">REAL DECRETO 1801/2003, de 26 de diciembre, sobre seguridad general de los productos.</text:p>
        </text:list-item>
        <text:list-item>
          <text:p text:style-name="P68"><text:soft-page-break/>REGLAMENTO (CE) Nº 853/2004 DEL PARLAMENTO EUROPEO Y DEL CONSEJO de 29 de abril de 2004 por el que se establecen normas específicas de higiene de los alimentos de origen animal</text:p>
        </text:list-item>
        <text:list-item>
          <text:p text:style-name="P68">REAL DECRETO 3349/1983 de 30 de noviembre, por el que se aprueba la Reglamentación técnico-sanitaria para la fabricación, comercialización y utilización de plaguicidas.</text:p>
        </text:list-item>
        <text:list-item>
          <text:p text:style-name="P68">REAL DECRETO 162/1991 de 8 de febrero, por el que se modifica la Reglamentación técnico-sanitaria para la fabricación, comercialización y utilización de plaguicidas.</text:p>
        </text:list-item>
        <text:list-item>
          <text:p text:style-name="P68">REAL DECRETO 443/1994 de 11 de marzo, por el que se modifica la Reglamentación técnico-sanitaria para la fabricación, comercialización y utilización de plaguicidas.</text:p>
        </text:list-item>
        <text:list-item>
          <text:p text:style-name="P68">REAL DECRETO 830/2010, de 25 de junio, por el que se establece la normativa reguladora de la capacitación para realizar tratamientos con biocidas.</text:p>
        </text:list-item>
        <text:list-item>
          <text:p text:style-name="P68">RD. 3269/03 sobre inscripción y funcionamiento del registro oficial de establecimientos y servicios biocidas.</text:p>
        </text:list-item>
        <text:list-item>
          <text:p text:style-name="P81"><text:a xlink:type="simple" xlink:href="http://www.sergas.es/MostrarContidos_N3_T01.aspx?IdPaxina=61107" text:style-name="ListLabel_20_168" text:visited-style-name="ListLabel_20_168"><text:span text:style-name="ListLabel_20_93"><text:span text:style-name="T15">RD 1054/2002, 11 de octubre, por la que se regula el proceso de evaluación para el registro, autorización y comercialización de biocidas. (BOE nº247, 15-10-02)</text:span></text:span></text:a></text:p>
        </text:list-item>
        <text:list-item>
          <text:p text:style-name="P81"><text:a xlink:type="simple" xlink:href="http://www.sergas.es/MostrarContidos_N3_T01.aspx?IdPaxina=61108" text:style-name="ListLabel_20_168" text:visited-style-name="ListLabel_20_168"><text:span text:style-name="ListLabel_20_93"><text:span text:style-name="T15">Orden SCO/3269/2006, de 13 de octubre, por la que se establecen las bases para la inscripción y el funcionamiento del Registro Oficial de Establecimientos y Servicios Biocidas. (BOE nº 255, 25-10-06)</text:span></text:span></text:a></text:p>
        </text:list-item>
        <text:list-item>
          <text:p text:style-name="P81"><text:a xlink:type="simple" xlink:href="http://www.sergas.es/MostrarContidos_N3_T01.aspx?IdPaxina=61109" text:style-name="ListLabel_20_168" text:visited-style-name="ListLabel_20_168"><text:span text:style-name="ListLabel_20_93"><text:span text:style-name="T15">RD 3349/1983, 30 de noviembre. Reglamentación Técnico-Sanitaria para la fabricación, comercialización y utilización de plaguicidas. (BOE nº 20, 24-01-84)</text:span></text:span></text:a></text:p>
        </text:list-item>
        <text:list-item>
          <text:p text:style-name="P81"><text:a xlink:type="simple" xlink:href="http://www.sergas.es/MostrarContidos_N3_T01.aspx?IdPaxina=61110" text:style-name="ListLabel_20_168" text:visited-style-name="ListLabel_20_168"><text:span text:style-name="ListLabel_20_93"><text:span text:style-name="T15">RD 255/2003, 28 de febrero. Reglamento sobre clasificación, envasado y etiquetado de preparados peligrosos. (BOE nº54, 04-03-03)</text:span></text:span></text:a></text:p>
        </text:list-item>
        <text:list-item>
          <text:p text:style-name="P81"><text:a xlink:type="simple" xlink:href="http://www.sergas.es/MostrarContidos_N3_T01.aspx?IdPaxina=61112" text:style-name="ListLabel_20_168" text:visited-style-name="ListLabel_20_168"><text:span text:style-name="ListLabel_20_93"><text:span text:style-name="T15">Directiva 98/8/CE del Parlamento Europeo y del Consejo, de 16 de febrero de 1998 relativa a la comercialización de biocidas. (DOCE 24-04-98)</text:span></text:span></text:a></text:p>
        </text:list-item>
        <text:list-item>
          <text:p text:style-name="P81"><text:a xlink:type="simple" xlink:href="http://www.sergas.es/MostrarContidos_N3_T01.aspx?IdPaxina=61113" text:style-name="ListLabel_20_168" text:visited-style-name="ListLabel_20_168"><text:span text:style-name="ListLabel_20_93"><text:span text:style-name="T15">RD 363/1995, 10 de marzo. Reglamento sobre notificación de sustancias nuevas y clasificación, envasado y etiquetado de sustancias peligrosas. (BOE nº 133, 05-06-95)</text:span></text:span></text:a></text:p>
        </text:list-item>
        <text:list-item>
          <text:p text:style-name="P81"><text:a xlink:type="simple" xlink:href="http://www2.sergas.es/cas/DocumentacionTecnica/docs/SaudePublica/Biocidas/RD%20830-2010.pdf" office:target-frame-name="_blank" xlink:show="new" text:style-name="ListLabel_20_168" text:visited-style-name="ListLabel_20_168"><text:span text:style-name="ListLabel_20_93"><text:span text:style-name="T15">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5"><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7">EMPRESA DE SERVICIO</text:p>
          </table:table-cell>
          <table:table-cell table:style-name="Tabla3.A1" office:value-type="string">
            <text:p text:style-name="P31">LIMPERGAL S.L.</text:p>
          </table:table-cell>
        </table:table-row>
        <table:table-row table:style-name="Tabla3.1">
          <table:table-cell table:style-name="Tabla3.A1" office:value-type="string">
            <text:p text:style-name="P27">CIF</text:p>
          </table:table-cell>
          <table:table-cell table:style-name="Tabla3.A1" office:value-type="string">
            <text:p text:style-name="P31">B-27141159</text:p>
          </table:table-cell>
        </table:table-row>
        <table:table-row table:style-name="Tabla3.1">
          <table:table-cell table:style-name="Tabla3.A1" office:value-type="string">
            <text:p text:style-name="P27">DOMICILIO </text:p>
          </table:table-cell>
          <table:table-cell table:style-name="Tabla3.A1" office:value-type="string">
            <text:p text:style-name="P31">PARQUE EMPRESARIAL AS GÁNDARAS – CALLE A – PARCELA O43 – 27003 – LUGO</text:p>
          </table:table-cell>
        </table:table-row>
        <table:table-row table:style-name="Tabla3.1">
          <table:table-cell table:style-name="Tabla3.A1" office:value-type="string">
            <text:p text:style-name="P27">TELÉFONO DE CONTACTO</text:p>
          </table:table-cell>
          <table:table-cell table:style-name="Tabla3.A1" office:value-type="string">
            <text:p text:style-name="P32">982201960</text:p>
          </table:table-cell>
        </table:table-row>
        <table:table-row table:style-name="Tabla3.1">
          <table:table-cell table:style-name="Tabla3.A1" office:value-type="string">
            <text:p text:style-name="P27">CORREO ELECTRÓNICO</text:p>
          </table:table-cell>
          <table:table-cell table:style-name="Tabla3.A1" office:value-type="string">
            <text:p text:style-name="P22"><text:a xlink:type="simple" xlink:href="mailto:desinfeccion@limpergal.com" text:style-name="ListLabel_20_169" text:visited-style-name="ListLabel_20_169"><text:span text:style-name="Internet_20_link"><text:span text:style-name="T16">desinfeccion@limpergal.com</text:span></text:span></text:a></text:p>
          </table:table-cell>
        </table:table-row>
        <table:table-row table:style-name="Tabla3.1">
          <table:table-cell table:style-name="Tabla3.A1" office:value-type="string">
            <text:p text:style-name="P27">ROESB</text:p>
          </table:table-cell>
          <table:table-cell table:style-name="Tabla3.A1" office:value-type="string">
            <text:p text:style-name="P25">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30">FECHA PRESENTACIÓN PROGRAMA </text:p>
          </table:table-cell>
          <table:table-cell table:style-name="Tabla4.A1" office:value-type="string">
            <text:p text:style-name="P53"><text:a xlink:type="simple" xlink:href="py3o://function=format_date(o.date_start,%20'%25d/%25m/%25Y')" text:style-name="Internet_20_link" text:visited-style-name="Visited_20_Internet_20_Link"><text:span text:style-name="T19">function=format_date(o.date_start, '%d/%m/%Y')</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9">PERIODICIDAD REVISIONES </text:p>
          </table:table-cell>
          <table:covered-table-cell/>
        </table:table-row>
        <table:table-row table:style-name="Tabla5.2">
          <table:table-cell table:style-name="Tabla5.A2" table:number-columns-spanned="2" office:value-type="string">
            <text:p text:style-name="P41"><text:a xlink:type="simple" xlink:href="py3o://for=%22d%20in%20o.type_ddd_ids.filtered(lambda%20x%20:%20x.code%20!=%20'legionella')%22" text:style-name="Internet_20_link" text:visited-style-name="Visited_20_Internet_20_Link"><text:span text:style-name="T27">for="d in o.type_ddd_ids.filtered(lambda x : x.code != 'legionella')"</text:span></text:a></text:p>
          </table:table-cell>
          <table:covered-table-cell/>
        </table:table-row>
        <table:table-row table:style-name="Tabla5.2">
          <table:table-cell table:style-name="Tabla5.A3" office:value-type="string">
            <text:p text:style-name="P28"><text:user-field-get text:name="py3o.d.name">name_DDD</text:user-field-get></text:p>
          </table:table-cell>
          <table:table-cell table:style-name="Tabla5.A2" office:value-type="string">
            <text:p text:style-name="P41"><text:a xlink:type="simple" xlink:href="py3o://function=%22eval('o.periodicity_'+d.code,%20%7B'o':o%7D)%22" text:style-name="Internet_20_link" text:visited-style-name="Visited_20_Internet_20_Link"><text:span text:style-name="T28">function="eval('o.periodicity_'+d.code, {'o':o})"</text:span></text:a></text:p>
          </table:table-cell>
        </table:table-row>
        <table:table-row table:style-name="Tabla5.4">
          <table:table-cell table:style-name="Tabla5.A2" table:number-columns-spanned="2" office:value-type="string">
            <text:p text:style-name="P41"><text:a xlink:type="simple" xlink:href="py3o:///for" text:style-name="Internet_20_link" text:visited-style-name="Visited_20_Internet_20_Link"><text:span text:style-name="T20">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8">ACTIVIDADES CONTRATADAS </text:p>
          </table:table-cell>
          <table:table-cell table:style-name="Tabla6.A1" office:value-type="string">
            <text:p text:style-name="P23"><text:a xlink:type="simple" xlink:href="py3o://function=%22'%20-%20'.join([x.name.upper()%20for%20x%20in%20o.type_ddd_ids])%22" text:style-name="Internet_20_link" text:visited-style-name="Visited_20_Internet_20_Link"><text:span text:style-name="T17">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8">POSIBLES VECTORES A COMBATIR TRAS EL DIAGNÓSTICO INICIAL </text:p>
          </table:table-cell>
          <table:table-cell table:style-name="Tabla7.A1" office:value-type="string">
            <text:p text:style-name="P24"><text:a xlink:type="simple" xlink:href="py3o://function=%22'%20-%20'.join([x.vectors_to_fight.upper()%20for%20x%20in%20o.type_ddd_ids%20if%20x.vectors_to_fight])%22" text:style-name="Internet_20_link" text:visited-style-name="Visited_20_Internet_20_Link"><text:span text:style-name="T18">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8">RENOVACIÓN CONTRACTUAL</text:p>
          </table:table-cell>
          <table:table-cell table:style-name="Tabla8.A1" office:value-type="string">
            <text:p text:style-name="P67">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4"/>
      <text:p text:style-name="P55"/>
      <text:p text:style-name="P64"/>
      <text:p text:style-name="P65">2. INDICE </text:p>
      <text:p text:style-name="P34"/>
      <text:list xml:id="list2470668632" text:style-name="WWNum3">
        <text:list-item>
          <text:h text:style-name="P85" text:outline-level="2">Proyecto técnico para la realización de los servicios de desinfección, desinsectación y desratización.</text:h>
          <text:list>
            <text:list-item>
              <text:h text:style-name="P86" text:outline-level="2">Calendario de aplicación y garantía del servicio</text:h>
            </text:list-item>
            <text:list-item>
              <text:h text:style-name="P86" text:outline-level="2">Relación de maquinaria y equipos a emplear.</text:h>
            </text:list-item>
            <text:list-item>
              <text:h text:style-name="P86" text:outline-level="2">Relación de personal encargado y cualificación</text:h>
            </text:list-item>
          </text:list>
        </text:list-item>
      </text:list>
      <text:h text:style-name="P88" text:outline-level="2"/>
      <text:list xml:id="list194423831154308" text:continue-numbering="true" text:style-name="WWNum3">
        <text:list-item>
          <text:h text:style-name="P85" text:outline-level="2">Desarrollo de los programas</text:h>
          <text:list>
            <text:list-item>
              <text:h text:style-name="P86" text:outline-level="2">Actuaciones a realizar para el Control integral de Plagas </text:h>
            </text:list-item>
            <text:list-item>
              <text:h text:style-name="P86" text:outline-level="2">Actuaciones preventivas/correctivas</text:h>
            </text:list-item>
          </text:list>
        </text:list-item>
      </text:list>
      <text:p text:style-name="P5"/>
      <text:p text:style-name="P4"/>
      <text:p text:style-name="P4"/>
      <text:p text:style-name="P65">3. PROGRAMA DE PREVENCIÓN - CONTROL</text:p>
      <text:p text:style-name="P54"/>
      <text:list xml:id="list4218099376" text:style-name="WWNum9">
        <text:list-item>
          <text:h text:style-name="P89" text:outline-level="2">Proyecto técnico para la realización de los servicios de desinfección, desinsectación y desratización.</text:h>
        </text:list-item>
      </text:list>
      <text:p text:style-name="P6"/>
      <text:list xml:id="list194423888757036" text:continue-numbering="true" text:style-name="WWNum9">
        <text:list-item>
          <text:list>
            <text:list-item>
              <text:h text:style-name="P90" text:outline-level="2">Calendario de aplicación y garantía del servicio</text:h>
            </text:list-item>
          </text:list>
        </text:list-item>
      </text:list>
      <text:p text:style-name="P6"/>
      <text:p text:style-name="P26"><text:span text:style-name="T11">S</text:span><text:span text:style-name="T13">e propone un régimen de visitas según lo indicado anteriormente, realizando durante las mismas las siguientes actuaciones en función de los servicios contratados:</text:span></text:p>
      <text:p text:style-name="P36"/>
      <text:list xml:id="list1139259129" text:style-name="WWNum7">
        <text:list-item>
          <text:p text:style-name="P71">Control de muestreadores para insectos (Portacebos con feromonas) y actuación en su caso.</text:p>
        </text:list-item>
        <text:list-item>
          <text:p text:style-name="P71">Control de muestreadores para roedores (Portacebos de seguridad), reposición de raticidas, valoración de la plaga y colocación de nuevos puntos de control si procede.</text:p>
        </text:list-item>
      </text:list>
      <text:list xml:id="list410505389" text:style-name="WWNum8">
        <text:list-item>
          <text:p text:style-name="P72">Desinsectación preventiva en zonas críticas.</text:p>
        </text:list-item>
        <text:list-item>
          <text:p text:style-name="P72">Desinfección preventiva en zonas críticas.</text:p>
        </text:list-item>
      </text:list>
      <text:p text:style-name="P35"/>
      <text:p text:style-name="P35">Independientemente del número previamente establecido y en función de la plaga, el número de portacebos y/o controladores de feromonas, puede verse incrementado según el criterio del técnico.</text:p>
      <text:p text:style-name="P61"><text:span text:style-name="T12">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1">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94423570686642" text:continue-list="list194423888757036" text:style-name="WWNum9">
        <text:list-item>
          <text:list>
            <text:list-item>
              <text:h text:style-name="P92" text:outline-level="2">Relación de maquinaria y equipos a emplear.</text:h>
            </text:list-item>
          </text:list>
        </text:list-item>
      </text:list>
      <text:p text:style-name="P5"/>
      <text:h text:style-name="P69"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82" text:outline-level="2">EQUIPO</text:h>
          </table:table-cell>
          <table:table-cell table:style-name="Tabla9.A1" office:value-type="string">
            <text:h text:style-name="P82" text:outline-level="2">FINALIDAD</text:h>
          </table:table-cell>
        </table:table-row>
        <table:table-row table:style-name="Tabla9.2">
          <table:table-cell table:style-name="Tabla9.A2" table:number-columns-spanned="2" office:value-type="string">
            <text:h text:style-name="P83"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4" text:outline-level="2"><text:user-field-get text:name="py3o.m.name">machinery_name</text:user-field-get></text:h>
          </table:table-cell>
          <table:table-cell table:style-name="Tabla9.B3" office:value-type="string">
            <text:h text:style-name="P93"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3" text:outline-level="2"><text:a xlink:type="simple" xlink:href="py3o:///for" text:style-name="Internet_20_link" text:visited-style-name="Visited_20_Internet_20_Link"><text:span text:style-name="T3">for</text:span></text:a></text:h>
          </table:table-cell>
          <table:covered-table-cell/>
        </table:table-row>
      </table:table>
      <text:h text:style-name="P96" text:outline-level="2"/>
      <text:h text:style-name="P69"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82" text:outline-level="2">EQUIPO</text:h>
          </table:table-cell>
          <table:table-cell table:style-name="Tabla10.A1" office:value-type="string">
            <text:h text:style-name="P82" text:outline-level="2">FINALIDAD</text:h>
          </table:table-cell>
        </table:table-row>
        <table:table-row table:style-name="Tabla10.2">
          <table:table-cell table:style-name="Tabla10.A2" table:number-columns-spanned="2" office:value-type="string">
            <text:h text:style-name="P83"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8" text:outline-level="2"><text:user-field-get text:name="py3o.e.name">equipement_name</text:user-field-get></text:h>
          </table:table-cell>
          <table:table-cell table:style-name="Tabla10.B3" office:value-type="string">
            <text:h text:style-name="P78" text:outline-level="2"><text:user-field-get text:name="py3o.e.purpose_equipment">purpose_equipment</text:user-field-get></text:h>
          </table:table-cell>
        </table:table-row>
        <table:table-row table:style-name="Tabla10.2">
          <table:table-cell table:style-name="Tabla10.A4" table:number-columns-spanned="2" office:value-type="string">
            <text:h text:style-name="P83" text:outline-level="2"><text:a xlink:type="simple" xlink:href="py3o:///for" text:style-name="Internet_20_link" text:visited-style-name="Visited_20_Internet_20_Link"><text:span text:style-name="T21">for</text:span></text:a></text:h>
          </table:table-cell>
          <table:covered-table-cell/>
        </table:table-row>
      </table:table>
      <text:h text:style-name="P96" text:outline-level="2"/>
      <text:p text:style-name="P5"/>
      <text:p text:style-name="P7"/>
      <text:p text:style-name="P5"/>
      <text:list xml:id="list194423911397439" text:continue-numbering="true" text:style-name="WWNum9">
        <text:list-item>
          <text:list>
            <text:list-item>
              <text:h text:style-name="P92" text:outline-level="2">Relación de personal encargado y cualificación</text:h>
            </text:list-item>
          </text:list>
        </text:list-item>
      </text:list>
      <text:p text:style-name="P4"/>
      <text:p text:style-name="P4"/>
      <text:h text:style-name="P69"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9" text:outline-level="2">NOMBRE</text:h>
          </table:table-cell>
          <table:table-cell table:style-name="Tabla11.A1" office:value-type="string">
            <text:h text:style-name="P79" text:outline-level="2">Carnet de manipulador de productos Biocidas (nivel básico-aplicador)</text:h>
          </table:table-cell>
          <table:table-cell table:style-name="Tabla11.A1" office:value-type="string">
            <text:h text:style-name="P79" text:outline-level="2">Carnet de manipulador de productos Biocidas (Nivel cualificado-responsable técnico)</text:h>
          </table:table-cell>
          <table:table-cell table:style-name="Tabla11.A1" office:value-type="string">
            <text:h text:style-name="P79" text:outline-level="2">OTROS</text:h>
          </table:table-cell>
        </table:table-row>
        <table:table-row table:style-name="Tabla11.1">
          <table:table-cell table:style-name="Tabla11.A2" table:number-columns-spanned="4" office:value-type="string">
            <text:h text:style-name="P83" text:outline-level="2"><text:a xlink:type="simple" xlink:href="py3o://for=%22q%20in%20o.env['hr.employee'].search(['%7C',%20('bpm_card_basic_level',%20'=',%20True),%20('bpm_card_qualified_level',%20'=',%20True)])%22" text:style-name="Internet_20_link" text:visited-style-name="Visited_20_Internet_20_Link"><text:span text:style-name="T22">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80" text:outline-level="2"><text:user-field-get text:name="py3o.q.name">technical_team.name</text:user-field-get></text:h>
          </table:table-cell>
          <table:table-cell table:style-name="Tabla11.B3" office:value-type="string">
            <text:h text:style-name="P83" text:outline-level="2"><text:a xlink:type="simple" xlink:href="py3o://function=%22q.bpm_card_basic_level%20and%20'SI'%20or%20'NO'%22" text:style-name="Internet_20_link" text:visited-style-name="Visited_20_Internet_20_Link"><text:span text:style-name="T23">function="q.bpm_card_basic_level and 'SI' or 'NO'"</text:span></text:a></text:h>
          </table:table-cell>
          <table:table-cell table:style-name="Tabla11.C3" office:value-type="string">
            <text:h text:style-name="P83" text:outline-level="2"><text:a xlink:type="simple" xlink:href="py3o://function=%22q.bpm_card_qualified_level%20and%20'SI'%20or%20'NO'%22" text:style-name="Internet_20_link" text:visited-style-name="Visited_20_Internet_20_Link"><text:span text:style-name="T24">function="q.bpm_card_qualified_level and 'SI' or 'NO'"</text:span></text:a></text:h>
          </table:table-cell>
          <table:table-cell table:style-name="Tabla11.D3" office:value-type="string">
            <text:h text:style-name="P80" text:outline-level="2"><text:user-field-get text:name="py3o.q.others">technical_team.others</text:user-field-get></text:h>
          </table:table-cell>
        </table:table-row>
        <table:table-row table:style-name="Tabla11.1">
          <table:table-cell table:style-name="Tabla11.A4" table:number-columns-spanned="4" office:value-type="string">
            <text:h text:style-name="P83" text:outline-level="2"><text:a xlink:type="simple" xlink:href="py3o:///for" text:style-name="Internet_20_link" text:visited-style-name="Visited_20_Internet_20_Link"><text:span text:style-name="T25">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0" text:outline-level="2">2. Desarrollo de los programas</text:h>
      <text:p text:style-name="P5"/>
      <text:list xml:id="list709623058" text:style-name="WWNum10">
        <text:list-item>
          <text:list>
            <text:list-item>
              <text:h text:style-name="P91" text:outline-level="2">Actuaciones a realizar para el Control integral de Plagas </text:h>
            </text:list-item>
          </text:list>
        </text:list-item>
      </text:list>
      <text:p text:style-name="P36"/>
      <text:p text:style-name="P26"><text:span text:style-name="T13">Desde </text:span><text:span text:style-name="T10">LIMPERGAL</text:span><text:span text:style-name="T13">, definimos el </text:span><text:span text:style-name="T10">Plan de Control de Plagas</text:span><text:span text:style-name="T13"> como el sistema que engloba los procesos de prevención y/o control necesarios para conseguir las condiciones sanitario-</text:span><text:soft-page-break/><text:span text:style-name="T13">ambientales adecuadas para evitar la proliferación de organismos nocivos, plagas y vectores, minimizando los riesgos para la salud y el medioambiente.</text:span></text:p>
      <text:p text:style-name="P36"/>
      <text:p text:style-name="P36">Incluimos tres etapas:</text:p>
      <text:p text:style-name="P36"/>
      <text:list xml:id="list669199976" text:style-name="WWNum4">
        <text:list-item>
          <text:p text:style-name="P73">Diagnóstico de situación</text:p>
        </text:list-item>
        <text:list-item>
          <text:p text:style-name="P73">Programa de actuación</text:p>
        </text:list-item>
        <text:list-item>
          <text:p text:style-name="P73">Evaluación</text:p>
        </text:list-item>
      </text:list>
      <text:p text:style-name="P19"/>
      <text:p text:style-name="P19"/>
      <text:p text:style-name="P19"/>
      <text:p text:style-name="P37">DIAGNÓSTICO DE SITUACIÓN</text:p>
      <text:p text:style-name="P36"/>
      <text:p text:style-name="P36">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6">Se realiza un informe previo de la instalación, realizando una inspección, recogiendo datos relativos a las especies existentes, focos de infestación y su distribución, las condiciones de las instalaciones y del entorno.</text:p>
      <text:p text:style-name="P36"/>
      <text:p text:style-name="P19"/>
      <text:p text:style-name="P37">PROGRAMA DE ACTUACIÓN</text:p>
      <text:p text:style-name="P36"/>
      <text:p text:style-name="P26"><text:span text:style-name="T13">Es el conjunto de medidas y estrategias de actuación, secuenciadas en el tiempo, necesarias para mantener la población de especies nocivas por debajo del </text:span><text:span text:style-name="T10">umbral de tolerancia</text:span><text:span text:style-name="T13">: además se deben incluir los procedimientos de comunicación, gestión y educación sanitaria de los usuarios de las instalaciones que garanticen su viabilidad, quedando todo ello, recogido en un documento.</text:span></text:p>
      <text:p text:style-name="P36"/>
      <text:p text:style-name="P19"/>
      <text:p text:style-name="P37">EVALUACIÓN</text:p>
      <text:p text:style-name="P36"/>
      <text:p text:style-name="P36">Es el seguimiento continuado del nivel de contaminación/infestación y de las medidas de control y estrategias adoptadas.</text:p>
      <text:p text:style-name="P36">Se tiene en cuenta el grado de cumplimiento del programa de actuación, la efectividad del programa de actuación y los posibles efectos adversos sobre la salud de las personas.</text:p>
      <text:p text:style-name="P36">Todo ello, nos permite valorar si es necesario introducir modificaciones en el Programa de actuación o incluso, llegado el caso, la revisión global del Plan de Control.</text:p>
      <text:p text:style-name="P36"/>
      <text:p text:style-name="P19"/>
      <text:p text:style-name="P19"/>
      <text:p text:style-name="P19"/>
      <text:p text:style-name="P19"/>
      <text:p text:style-name="P36"/>
      <text:p text:style-name="P38">DESARROLLO DEL PROGRAMA DE DESRATIZACIÓN – DESINSECTACIÓN - DESINFECCIÓN</text:p>
      <text:p text:style-name="P36"/>
      <text:p text:style-name="P37"/>
      <text:p text:style-name="P37">INTRODUCCIÓN</text:p>
      <text:p text:style-name="P36"/>
      <text:p text:style-name="P36">DESRATIZACIÓN:</text:p>
      <text:p text:style-name="P36">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6">Estos roedores, son un riesgo para la salud pública, ya que son responsables de la transmisión de diversas enfermedades al ser humano actuando como reservorios y vectores de enfermedades: además, contaminan el agua los alimentos y las mercancías. </text:p>
      <text:p text:style-name="P36">En consecuencia, la existencia de un Plan de prevención y control de roedores (Plan de desratización), es imprescindible.</text:p>
      <text:p text:style-name="P36"/>
      <text:p text:style-name="P36">DESINSECTACIÓN:</text:p>
      <text:p text:style-name="P36">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6">La existencia de un Plan de prevención y control de artrópodos (Plan de Desinsectación), es esencial para garantizar la calidad en los ambientes interiores.</text:p>
      <text:p text:style-name="P36"/>
      <text:p text:style-name="P11">DESINFECCIÓN:</text:p>
      <text:p text:style-name="P11">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7"/>
      <text:p text:style-name="P19"/>
      <text:p text:style-name="P37">DIAGNÓSTICO DE SITUACIÓN</text:p>
      <text:p text:style-name="P36"/>
      <text:p text:style-name="P19"><text:span text:style-name="T9">DESRATIZACIÓN</text:span>:</text:p>
      <text:p text:style-name="P36">El objetivo es determinar la existencia de infestación de roedores (magnitud, localización, posibilidad de control, etc.), así como la vulnerabilidad de la instalación al acceso de roedores.</text:p>
      <text:p text:style-name="P36">Se realizará un diagnóstico teniendo en cuenta el entorno inmediato al centro, los planos y diagramas técnicos de la instalación, antecedentes de presencia y control de roedores, plan de limpieza y cualquier otra información adicional relevante.</text:p>
      <text:p text:style-name="P36">Se colocan varios atrayentes para evaluar la incidencia y tipo de infestación.</text:p>
      <text:p text:style-name="P19"/>
      <text:p text:style-name="P19"><text:span text:style-name="T9">DESINSECTACIÓN</text:span>:</text:p>
      <text:p text:style-name="P36">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6">Para ello, se recopilará datos del centro y se adaptará un plan específico.</text:p>
      <text:p text:style-name="P36">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9"/>
      <text:p text:style-name="P36"/>
      <text:p text:style-name="P36">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19"/>
      <text:p text:style-name="P19"><text:soft-page-break/><text:span text:style-name="T9">DESINFECCIÓN</text:span>:</text:p>
      <text:p text:style-name="P11">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9"/>
      <text:p text:style-name="P19"/>
      <text:p text:style-name="P37">PROGRAMA DE ACTUACIÓN</text:p>
      <text:p text:style-name="P36"/>
      <text:p text:style-name="P36">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9"/>
      <text:p text:style-name="P33">DESRATIZACIÓN:</text:p>
      <text:p text:style-name="P33">El protocolo a seguir en todas las instalaciones del centro será el siguiente:</text:p>
      <text:p text:style-name="P33">INSPECCIÓN del local, tomando nota del tamaño del establecimiento, factores externos e internos, posibles riesgos así como el grado de infestación inicial.</text:p>
      <text:p text:style-name="P26"><text:span text:style-name="T8">COLOCACIÓN de portacebos (solo manipulables bajo llave de seguridad), en puntos estratégicos del edificio. Se recogerán en plano, </text:span><text:span text:style-name="T13">debidamente enumerados y detallados en el plan</text:span><text:span text:style-name="T8"> indicando si son destinados a rata o a ratón así como la presencia de trampas para insectos rastreros. Confección del mapa de cebos.</text:span></text:p>
      <text:p text:style-name="P33">REVISIÓN con la periodicidad contratada de los puntos de muestreo, anotando el consumo encontrado (nº de cebo mordido) y/o signos de presencia de roedores si los hubiera, en los certificados entregados tras la visita.</text:p>
      <text:p text:style-name="P33"/>
      <text:p text:style-name="P18">DESINSECTACIÓN:</text:p>
      <text:p text:style-name="P36">Su objetivo es evitar la presencia de artrópodos por encima de los niveles o umbrales de tolerancia establecidos.</text:p>
      <text:p text:style-name="P36">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3">Los métodos que se emplearán garantizarán la protección del medio ambiente y lograrán una disminución eficaz de insectos y artrópodos nocivos.</text:p>
      <text:p text:style-name="P1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3">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19"/>
      <text:p text:style-name="P19"/>
      <text:p text:style-name="P19"/>
      <text:p text:style-name="P11">DESINFECCIÓN</text:p>
      <text:p text:style-name="P36">Su objetivo es evitar la proliferación a niveles peligrosos para la salud humana de microorganismos nocivos.</text:p>
      <text:p text:style-name="P26"><text:soft-page-break/><text:span text:style-name="T13">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1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3">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37">EVALUACIÓN</text:p>
      <text:p text:style-name="P36"/>
      <text:p text:style-name="P36">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4254503614" text:style-name="WWNum5">
        <text:list-item>
          <text:p text:style-name="P74">Cambios ambientales con incidencia en poblaciones de roedores.</text:p>
        </text:list-item>
        <text:list-item>
          <text:p text:style-name="P74">Nuevas actividades y procesos</text:p>
        </text:list-item>
        <text:list-item>
          <text:p text:style-name="P74">Detección de no conformidad respecto a los niveles de tolerancia establecidos.</text:p>
        </text:list-item>
        <text:list-item>
          <text:p text:style-name="P74">Seguridad química: posible deriva del rodenticida.</text:p>
        </text:list-item>
        <text:list-item>
          <text:p text:style-name="P74">Fallos en el control químico imputables a resistencia.</text:p>
        </text:list-item>
      </text:list>
      <text:p text:style-name="P5"/>
      <text:p text:style-name="P17">Se comprobará por lo tanto la eficacia de los tratamientos llevados a cabo a través de las siguientes actuaciones:</text:p>
      <text:list xml:id="list564907686" text:style-name="WWNum13">
        <text:list-item>
          <text:p text:style-name="P94">Aumento / disminución de cebos mordidos.</text:p>
        </text:list-item>
        <text:list-item>
          <text:p text:style-name="P94">Aumento / disminución de presencia de insectos: a través de observación visual o muestreadores.</text:p>
        </text:list-item>
        <text:list-item>
          <text:p text:style-name="P94">Control efectivo frente a microorganismos: a través por ejemplo de controles microbiológicos de superficies – aire – agua,…</text:p>
        </text:list-item>
      </text:list>
      <text:p text:style-name="P5"/>
      <text:p text:style-name="P5"/>
      <text:list xml:id="list194423632993797" text:continue-list="list709623058" text:style-name="WWNum10">
        <text:list-item>
          <text:list>
            <text:list-item>
              <text:h text:style-name="P87" text:outline-level="2">Actuaciones preventivas/correctivas</text:h>
            </text:list-item>
          </text:list>
        </text:list-item>
      </text:list>
      <text:p text:style-name="P4"/>
      <text:p text:style-name="P33">De forma general, hemos de indicar que el procedimiento a llevar a cabo en los tratamientos correctivos seguirá el siguiente protocolo de actuación:</text:p>
      <text:p text:style-name="P33"/>
      <text:list xml:id="list2776111299" text:style-name="WWNum11">
        <text:list-item>
          <text:p text:style-name="P76">Informe de incidencias por parte del aplicador cualificado anotadas en el parte de trabajo.</text:p>
        </text:list-item>
        <text:list-item>
          <text:p text:style-name="P76">Realización del Diagnóstico de Situación, bajo la dirección del Personal Técnico</text:p>
        </text:list-item>
        <text:list-item>
          <text:p text:style-name="P76">Emisión de Certificado de Diagnóstico firmado por el Director Técnico del Programa. </text:p>
        </text:list-item>
        <text:list-item>
          <text:p text:style-name="P76">Realización de los tratamientos aconsejados en el certificado de diagnóstico, previa coordinación con el responsable del centro.</text:p>
        </text:list-item>
        <text:list-item>
          <text:p text:style-name="P76">Emisión del certificado del tratamiento firmado por el director técnico del programa</text:p>
        </text:list-item>
      </text:list>
      <text:p text:style-name="P33"/>
      <text:p text:style-name="P2"/>
      <text:p text:style-name="P2"/>
      <text:p text:style-name="P2"/>
      <text:p text:style-name="P2"><text:soft-page-break/></text:p>
      <text:p text:style-name="P2"/>
      <text:p text:style-name="P10">En este tipo de actuaciones correctivas, se pueden emplear varias líneas de actuación, en función de los casos, tipos de plagas, etc:</text:p>
      <text:p text:style-name="P10"/>
      <text:p text:style-name="P62">-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3">-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5">4. DOCUMENTACIÓN A ENTREGAR</text:p>
      <text:p text:style-name="P4"/>
      <text:p text:style-name="P36">La documentación mínima que se incluirá dentro del Plan será:</text:p>
      <text:p text:style-name="P36"/>
      <text:list xml:id="list3917132541" text:style-name="WWNum6">
        <text:list-item>
          <text:p text:style-name="P75">Protocolos de actuación.</text:p>
        </text:list-item>
        <text:list-item>
          <text:p text:style-name="P75">Registro, autorizaciones, homologaciones, acreditaciones de la empresa así como copia de formación de cada técnico que visite cada centro.</text:p>
        </text:list-item>
        <text:list-item>
          <text:p text:style-name="P75">Fichas de datos de seguridad de los productos químicos que se empleen.</text:p>
        </text:list-item>
        <text:list-item>
          <text:p text:style-name="P75">Certificados de desratización – desinsectación o desinfección realizados (se emitirá cuando se realice el trabajo)</text:p>
        </text:list-item>
        <text:list-item>
          <text:p text:style-name="P75">Localización de los portacebos en plano de la instalación.</text:p>
        </text:list-item>
      </text:list>
      <text:p text:style-name="P4"/>
      <text:p text:style-name="P33">Todas las actuaciones realizadas por nuestra empresa, dentro de las instalaciones del cliente, serán recogidas en los Certificados de Trabajo. Este documento se expide en el momento de realizar los tratamientos y en él se informan de los siguientes datos:</text:p>
      <text:list xml:id="list2099006691" text:style-name="WWNum12">
        <text:list-item>
          <text:p text:style-name="P77">Datos empresa cliente</text:p>
        </text:list-item>
        <text:list-item>
          <text:p text:style-name="P95">Datos empresa que realiza los tratamientos</text:p>
        </text:list-item>
        <text:list-item>
          <text:p text:style-name="P77">Fecha del tratamiento</text:p>
        </text:list-item>
        <text:list-item>
          <text:p text:style-name="P77">Tipo de tratamiento</text:p>
        </text:list-item>
        <text:list-item>
          <text:p text:style-name="P77">Zona de realización de los tratamientos</text:p>
        </text:list-item>
        <text:list-item>
          <text:p text:style-name="P77">Especies detectadas</text:p>
        </text:list-item>
        <text:list-item>
          <text:p text:style-name="P95">Valoración del nivel de las especies detectadas</text:p>
        </text:list-item>
        <text:list-item>
          <text:p text:style-name="P77">Producto empleado, plazo de seguridad, etc</text:p>
        </text:list-item>
        <text:list-item>
          <text:p text:style-name="P77">Medidas preventivas a llevar a cabo</text:p>
        </text:list-item>
        <text:list-item>
          <text:p text:style-name="P77">Incidencias detectadas</text:p>
        </text:list-item>
        <text:list-item>
          <text:p text:style-name="P77">Nombre del aplicador</text:p>
        </text:list-item>
        <text:list-item>
          <text:p text:style-name="P77">Firma del aplicador del tratamiento, del responsable técnico de la empresa ejecutora de los tratamientos y del cliente</text:p>
        </text:list-item>
      </text:list>
      <text:p text:style-name="P4"><text:bookmark text:name="_GoBack"/></text:p>
      <text:p text:style-name="P4"/>
      <text:p text:style-name="P65">5. GARANTÍA DEL SERVICIO</text:p>
      <text:p text:style-name="P4"/>
      <text:p text:style-name="P36">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0"><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5</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9-10-21T19:44:22.785751116</dc:date>
    <meta:editing-cycles>309</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9H32M28S</meta:editing-duration>
    <meta:generator>LibreOffice/6.0.7.3$Linux_X86_64 LibreOffice_project/00m0$Build-3</meta:generator>
    <meta:document-statistic meta:table-count="11" meta:image-count="2" meta:object-count="0" meta:page-count="12" meta:paragraph-count="228" meta:word-count="3671" meta:character-count="25101" meta:non-whitespace-character-count="2145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